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600000923745033350EB78AA3.jpg" manifest:media-type="image/jpeg"/>
  <manifest:file-entry manifest:full-path="Pictures/100000000000067600000923CC17B11E09DC3200.jpg" manifest:media-type="image/jpeg"/>
  <manifest:file-entry manifest:full-path="Pictures/10000000000006760000092359652D0944724D1F.jpg" manifest:media-type="image/jpeg"/>
  <manifest:file-entry manifest:full-path="Pictures/1000000000000676000009233FE2D89C1FE65878.jpg" manifest:media-type="image/jpeg"/>
  <manifest:file-entry manifest:full-path="Pictures/100000000000067600000923F3A3B177A75AF310.jpg" manifest:media-type="image/jpeg"/>
  <manifest:file-entry manifest:full-path="Pictures/100000000000067600000923699D3CAD8C7FB1CA.jpg" manifest:media-type="image/jpeg"/>
  <manifest:file-entry manifest:full-path="Pictures/100000000000067600000923816904726EB7CDFE.jpg" manifest:media-type="image/jpeg"/>
  <manifest:file-entry manifest:full-path="Pictures/1000000000000676000009231138BF2CEB6772B5.jpg" manifest:media-type="image/jpeg"/>
  <manifest:file-entry manifest:full-path="Pictures/100000000000067600000923F4BA0F24571151D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29.697cm" draw:z-index="0"><draw:image xlink:href="Pictures/100000000000067600000923745033350EB78AA3.jpg" xlink:type="simple" xlink:show="embed" xlink:actuate="onLoad"/></draw:frame></text:p>
      <text:p text:style-name="Standard"><draw:frame draw:style-name="fr1" draw:name="Image10" text:anchor-type="paragraph" svg:width="21.001cm" svg:height="29.697cm" draw:z-index="8"><draw:image xlink:href="Pictures/100000000000067600000923CC17B11E09DC3200.jpg" xlink:type="simple" xlink:show="embed" xlink:actuate="onLoad"/></draw:frame><text:soft-page-break/></text:p>
      <text:p text:style-name="Standard"><draw:frame draw:style-name="fr2" draw:name="Image7" text:anchor-type="paragraph" svg:width="21.001cm" svg:height="29.697cm" draw:z-index="6"><draw:image xlink:href="Pictures/100000000000067600000923699D3CAD8C7FB1CA.jpg" xlink:type="simple" xlink:show="embed" xlink:actuate="onLoad"/></draw:frame><draw:frame draw:style-name="fr2" draw:name="Image8" text:anchor-type="paragraph" svg:width="21.001cm" svg:height="29.697cm" draw:z-index="7"><draw:image xlink:href="Pictures/100000000000067600000923816904726EB7CDFE.jpg" xlink:type="simple" xlink:show="embed" xlink:actuate="onLoad"/></draw:frame><text:soft-page-break/></text:p>
      <text:p text:style-name="Standard"><draw:frame draw:style-name="fr1" draw:name="Image9" text:anchor-type="paragraph" svg:width="21.001cm" svg:height="29.697cm" draw:z-index="9"><draw:image xlink:href="Pictures/100000000000067600000923699D3CAD8C7FB1CA.jpg" xlink:type="simple" xlink:show="embed" xlink:actuate="onLoad"/></draw:frame><text:soft-page-break/></text:p>
      <text:p text:style-name="Standard"><draw:frame draw:style-name="fr2" draw:name="Image6" text:anchor-type="paragraph" svg:width="21.001cm" svg:height="29.697cm" draw:z-index="5"><draw:image xlink:href="Pictures/100000000000067600000923F3A3B177A75AF310.jpg" xlink:type="simple" xlink:show="embed" xlink:actuate="onLoad"/></draw:frame><text:soft-page-break/></text:p>
      <text:p text:style-name="Standard"><draw:frame draw:style-name="fr2" draw:name="Image5" text:anchor-type="paragraph" svg:width="21.001cm" svg:height="29.697cm" draw:z-index="4"><draw:image xlink:href="Pictures/1000000000000676000009231138BF2CEB6772B5.jpg" xlink:type="simple" xlink:show="embed" xlink:actuate="onLoad"/></draw:frame><text:soft-page-break/></text:p>
      <text:p text:style-name="Standard"><draw:frame draw:style-name="fr2" draw:name="Image4" text:anchor-type="paragraph" svg:width="21.001cm" svg:height="29.697cm" draw:z-index="3"><draw:image xlink:href="Pictures/1000000000000676000009233FE2D89C1FE65878.jpg" xlink:type="simple" xlink:show="embed" xlink:actuate="onLoad"/></draw:frame><text:soft-page-break/></text:p>
      <text:p text:style-name="Standard"><draw:frame draw:style-name="fr2" draw:name="Image3" text:anchor-type="paragraph" svg:width="21.001cm" svg:height="29.697cm" draw:z-index="2"><draw:image xlink:href="Pictures/10000000000006760000092359652D0944724D1F.jpg" xlink:type="simple" xlink:show="embed" xlink:actuate="onLoad"/></draw:frame><text:soft-page-break/></text:p>
      <text:p text:style-name="Standard"><draw:frame draw:style-name="fr2" draw:name="Image2" text:anchor-type="paragraph" svg:width="21.001cm" svg:height="29.697cm" draw:z-index="1"><draw:image xlink:href="Pictures/100000000000067600000923F4BA0F24571151DB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0S</meta:editing-duration>
    <meta:editing-cycles>3</meta:editing-cycles>
    <meta:generator>LibreOffice/5.0.2.2$Windows_X86_64 LibreOffice_project/37b43f919e4de5eeaca9b9755ed688758a8251fe</meta:generator>
    <dc:date>2017-09-30T10:50:43.785000000</dc:date>
    <meta:document-statistic meta:table-count="0" meta:image-count="10" meta:object-count="0" meta:page-count="9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